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reeSerif" svg:font-family="FreeSerif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3fed" officeooo:paragraph-rsid="00053fed"/>
    </style:style>
    <style:style style:name="P2" style:family="paragraph" style:parent-style-name="Standard">
      <style:text-properties officeooo:paragraph-rsid="00314080"/>
    </style:style>
    <style:style style:name="P3" style:family="paragraph" style:parent-style-name="Standard">
      <style:text-properties officeooo:paragraph-rsid="00332980"/>
    </style:style>
    <style:style style:name="P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93837" officeooo:paragraph-rsid="000cec25"/>
    </style:style>
    <style:style style:name="P5" style:family="paragraph" style:parent-style-name="Text_20_body">
      <style:text-properties officeooo:paragraph-rsid="001a3c4f"/>
    </style:style>
    <style:style style:name="P6" style:family="paragraph" style:parent-style-name="Text_20_body">
      <style:text-properties officeooo:rsid="001d1adf" officeooo:paragraph-rsid="001d1adf"/>
    </style:style>
    <style:style style:name="P7" style:family="paragraph" style:parent-style-name="Text_20_body">
      <style:text-properties officeooo:rsid="001dc7b5" officeooo:paragraph-rsid="001dc7b5"/>
    </style:style>
    <style:style style:name="P8" style:family="paragraph" style:parent-style-name="Text_20_body">
      <style:text-properties officeooo:rsid="001de338" officeooo:paragraph-rsid="001de338"/>
    </style:style>
    <style:style style:name="P9" style:family="paragraph" style:parent-style-name="Text_20_body">
      <style:text-properties officeooo:rsid="001e61b3" officeooo:paragraph-rsid="001e61b3"/>
    </style:style>
    <style:style style:name="P10" style:family="paragraph" style:parent-style-name="Text_20_body">
      <style:text-properties officeooo:rsid="00200aff" officeooo:paragraph-rsid="00200aff"/>
    </style:style>
    <style:style style:name="P11" style:family="paragraph" style:parent-style-name="Text_20_body">
      <style:text-properties officeooo:rsid="001e4cce" officeooo:paragraph-rsid="001e4cce"/>
    </style:style>
    <style:style style:name="P12" style:family="paragraph" style:parent-style-name="Text_20_body">
      <style:text-properties officeooo:rsid="00271a00" officeooo:paragraph-rsid="00271a00"/>
    </style:style>
    <style:style style:name="P13" style:family="paragraph" style:parent-style-name="Text_20_body">
      <style:text-properties officeooo:rsid="00274d04" officeooo:paragraph-rsid="00274d04"/>
    </style:style>
    <style:style style:name="P14" style:family="paragraph" style:parent-style-name="Text_20_body">
      <style:text-properties officeooo:rsid="0029a831" officeooo:paragraph-rsid="0029a831"/>
    </style:style>
    <style:style style:name="P15" style:family="paragraph" style:parent-style-name="Text_20_body">
      <style:text-properties officeooo:rsid="0029a831" officeooo:paragraph-rsid="002d6faf"/>
    </style:style>
    <style:style style:name="P16" style:family="paragraph" style:parent-style-name="Text_20_body">
      <style:text-properties officeooo:paragraph-rsid="002b5d36"/>
    </style:style>
    <style:style style:name="P17" style:family="paragraph" style:parent-style-name="Text_20_body">
      <style:text-properties officeooo:rsid="002d6faf" officeooo:paragraph-rsid="002d6faf"/>
    </style:style>
    <style:style style:name="P18" style:family="paragraph" style:parent-style-name="Text_20_body">
      <style:text-properties officeooo:rsid="0027da8c" officeooo:paragraph-rsid="0027da8c"/>
    </style:style>
    <style:style style:name="P19" style:family="paragraph" style:parent-style-name="ToC_20_Level_20_1">
      <style:paragraph-properties>
        <style:tab-stops>
          <style:tab-stop style:position="6.6929in" style:type="right"/>
        </style:tab-stops>
      </style:paragraph-properties>
    </style:style>
    <style:style style:name="P20" style:family="paragraph" style:parent-style-name="ToC_20_Level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" style:family="paragraph" style:parent-style-name="Standard">
      <style:text-properties officeooo:rsid="004d3e28" officeooo:paragraph-rsid="004d3e28"/>
    </style:style>
    <style:style style:name="P22" style:family="paragraph" style:parent-style-name="Standard">
      <style:paragraph-properties fo:break-before="page"/>
      <style:text-properties officeooo:paragraph-rsid="00053fed"/>
    </style:style>
    <style:style style:name="P23" style:family="paragraph" style:parent-style-name="Chapter_20_Number">
      <style:paragraph-properties fo:break-before="page"/>
    </style:style>
    <style:style style:name="P24" style:family="paragraph" style:parent-style-name="Chapter_20_Number" style:list-style-name="">
      <style:paragraph-properties fo:text-align="center" style:justify-single-word="false" fo:break-before="page"/>
      <style:text-properties officeooo:rsid="00171295" officeooo:paragraph-rsid="00171295"/>
    </style:style>
    <style:style style:name="P25" style:family="paragraph" style:parent-style-name="Chapter_20_Number">
      <style:paragraph-properties fo:break-before="page"/>
      <style:text-properties officeooo:paragraph-rsid="001a3c4f"/>
    </style:style>
    <style:style style:name="P26" style:family="paragraph" style:parent-style-name="Chapter_20_Number">
      <style:paragraph-properties fo:break-before="page"/>
      <style:text-properties officeooo:rsid="001a3c4f" officeooo:paragraph-rsid="001a3c4f"/>
    </style:style>
    <style:style style:name="P27" style:family="paragraph" style:parent-style-name="Chapter_20_Title">
      <style:text-properties style:font-name="FreeSerif" fo:font-size="18.2000007629395pt" fo:font-weight="bold" officeooo:rsid="001dc7b5" officeooo:paragraph-rsid="001dc7b5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28" style:family="paragraph" style:parent-style-name="Chapter_20_Title">
      <style:text-properties style:font-name="FreeSerif" fo:font-size="18.2000007629395pt" fo:font-weight="bold" officeooo:rsid="001e4cce" officeooo:paragraph-rsid="001e4cce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29" style:family="paragraph" style:parent-style-name="Chapter_20_Title">
      <style:text-properties officeooo:paragraph-rsid="001a3c4f"/>
    </style:style>
    <style:style style:name="P30" style:family="paragraph" style:parent-style-name="Chapter_20_Title">
      <style:text-properties officeooo:rsid="001a3c4f" officeooo:paragraph-rsid="001a3c4f"/>
    </style:style>
    <style:style style:name="P31" style:family="paragraph" style:parent-style-name="Chapter_20_Title">
      <style:text-properties fo:color="#000000" style:font-name="FreeSerif" fo:font-size="28.5499992370605pt" fo:font-weight="bold" officeooo:rsid="004d3e28" officeooo:paragraph-rsid="004d3e28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32" style:family="paragraph" style:parent-style-name="Chapter_20_Title">
      <style:paragraph-properties fo:break-before="page"/>
    </style:style>
    <style:style style:name="P33" style:family="paragraph" style:parent-style-name="Part_20_Number">
      <style:paragraph-properties fo:break-before="page"/>
    </style:style>
    <style:style style:name="P34" style:family="paragraph" style:parent-style-name="Part_20_Title">
      <style:text-properties style:font-name="FreeSerif" fo:font-size="30.8999996185303pt" fo:font-weight="bold" officeooo:rsid="001bdf05" officeooo:paragraph-rsid="001bdf05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35" style:family="paragraph" style:parent-style-name="Part_20_Title">
      <style:text-properties fo:color="#000000" style:font-name="FreeSerif" fo:font-size="48.5pt" fo:font-weight="bold" officeooo:rsid="004d3e28" officeooo:paragraph-rsid="004d3e28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36" style:family="paragraph" style:parent-style-name="Subtitle">
      <style:text-properties style:font-name="Liberation Sans" fo:font-size="18pt" officeooo:rsid="004d3e28" officeooo:paragraph-rsid="004d3e28" style:font-name-asian="Noto Sans CJK SC" style:font-size-asian="18pt" style:font-name-complex="FreeSans" style:font-size-complex="18pt"/>
    </style:style>
    <style:style style:name="P37" style:family="paragraph" style:parent-style-name="Text_20_body" style:list-style-name=""/>
    <style:style style:name="P38" style:family="paragraph" style:parent-style-name="Text_20_body" style:list-style-name="">
      <style:text-properties officeooo:paragraph-rsid="00219611"/>
    </style:style>
    <style:style style:name="P39" style:family="paragraph" style:parent-style-name="Text_20_body" style:list-style-name="">
      <style:text-properties officeooo:paragraph-rsid="002524c5"/>
    </style:style>
    <style:style style:name="P40" style:family="paragraph" style:parent-style-name="Text_20_body" style:list-style-name="">
      <style:text-properties officeooo:rsid="0023404b" officeooo:paragraph-rsid="0023404b"/>
    </style:style>
    <style:style style:name="P41" style:family="paragraph" style:parent-style-name="Text_20_body" style:list-style-name="">
      <style:text-properties officeooo:rsid="002377a3" officeooo:paragraph-rsid="002377a3"/>
    </style:style>
    <style:style style:name="P42" style:family="paragraph" style:parent-style-name="Text_20_body" style:list-style-name="">
      <style:text-properties officeooo:rsid="002499cb" officeooo:paragraph-rsid="002499cb"/>
    </style:style>
    <style:style style:name="P43" style:family="paragraph" style:parent-style-name="Text_20_body">
      <style:text-properties officeooo:paragraph-rsid="00271a00"/>
    </style:style>
    <style:style style:name="P44" style:family="paragraph" style:parent-style-name="Text_20_body">
      <style:text-properties officeooo:paragraph-rsid="0029a831"/>
    </style:style>
    <style:style style:name="P45" style:family="paragraph" style:parent-style-name="Text_20_body" style:list-style-name="">
      <style:text-properties officeooo:rsid="004d3e28" officeooo:paragraph-rsid="004d3e28"/>
    </style:style>
    <style:style style:name="P46" style:family="paragraph" style:parent-style-name="Title">
      <style:text-properties style:font-name="Liberation Sans" fo:font-size="28pt" fo:font-weight="bold" officeooo:rsid="004d3e28" officeooo:paragraph-rsid="004d3e28" style:font-name-asian="Noto Sans CJK SC" style:font-size-asian="28pt" style:font-weight-asian="bold" style:font-name-complex="FreeSans" style:font-size-complex="28pt" style:font-weight-complex="bold"/>
    </style:style>
    <style:style style:name="P47" style:family="paragraph" style:parent-style-name="ToC_20_Level_20_1">
      <style:paragraph-properties>
        <style:tab-stops>
          <style:tab-stop style:position="6.6929in" style:type="right"/>
        </style:tab-stops>
      </style:paragraph-properties>
    </style:style>
    <style:style style:name="P48" style:family="paragraph" style:parent-style-name="ToC_20_Level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053fed"/>
    </style:style>
    <style:style style:name="T2" style:family="text">
      <style:text-properties officeooo:rsid="0006af01"/>
    </style:style>
    <style:style style:name="T3" style:family="text">
      <style:text-properties officeooo:rsid="00077df3"/>
    </style:style>
    <style:style style:name="T4" style:family="text">
      <style:text-properties officeooo:rsid="00171295"/>
    </style:style>
    <style:style style:name="T5" style:family="text">
      <style:text-properties officeooo:rsid="001e61b3"/>
    </style:style>
    <style:style style:name="T6" style:family="text">
      <style:text-properties officeooo:rsid="001edb0e"/>
    </style:style>
    <style:style style:name="T7" style:family="text">
      <style:text-properties officeooo:rsid="00219611"/>
    </style:style>
    <style:style style:name="T8" style:family="text">
      <style:text-properties officeooo:rsid="0023404b"/>
    </style:style>
    <style:style style:name="T9" style:family="text">
      <style:text-properties officeooo:rsid="002377a3"/>
    </style:style>
    <style:style style:name="T10" style:family="text">
      <style:text-properties officeooo:rsid="002524c5"/>
    </style:style>
    <style:style style:name="T11" style:family="text">
      <style:text-properties officeooo:rsid="00253730"/>
    </style:style>
    <style:style style:name="T12" style:family="text">
      <style:text-properties officeooo:rsid="00274626"/>
    </style:style>
    <style:style style:name="T13" style:family="text">
      <style:text-properties officeooo:rsid="0027da8c"/>
    </style:style>
    <style:style style:name="T14" style:family="text">
      <style:text-properties officeooo:rsid="002ae8ac"/>
    </style:style>
    <style:style style:name="T15" style:family="text">
      <style:text-properties officeooo:rsid="002b5d36"/>
    </style:style>
    <style:style style:name="T16" style:family="text">
      <style:text-properties officeooo:rsid="002ce775"/>
    </style:style>
    <style:style style:name="T17" style:family="text">
      <style:text-properties officeooo:rsid="002e2b93"/>
    </style:style>
    <style:style style:name="T18" style:family="text">
      <style:text-properties text:display="none"/>
    </style:style>
    <style:style style:name="T19" style:family="text">
      <style:text-properties officeooo:rsid="00464e2b"/>
    </style:style>
    <style:style style:name="T20" style:family="text">
      <style:text-properties officeooo:rsid="00271a00"/>
    </style:style>
    <style:style style:name="T21" style:family="text">
      <style:text-properties officeooo:rsid="00477c77"/>
    </style:style>
    <style:style style:name="T22" style:family="text">
      <style:text-properties officeooo:rsid="004d3e28"/>
    </style:style>
    <style:style style:name="T23" style:family="text">
      <style:text-properties officeooo:rsid="0029a83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P46">Beautiful Title</text:p>
      <text:p text:style-name="P36">Amazing subtitle</text:p>
      <text:p text:style-name="P1"/>
      <text:p text:style-name="P21">Me</text:p>
      <text:p text:style-name="P22"><text:bookmark-start text:name="__RefHeading___Toc8717_1756266335"/><text:bookmark-end text:name="__RefHeading___Toc8717_1756266335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ToC_20_Level_20_1">
            <text:index-entry-link-start text:style-name="Index_20_Link"/>
            <text:index-entry-text/>
            <text:index-entry-tab-stop style:type="right" style:leader-char=" "/>
            <text:index-entry-link-end/>
          </text:table-of-content-entry-template>
          <text:table-of-content-entry-template text:outline-level="2" text:style-name="ToC_20_Level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oC_20_Level_20_1">
            <text:index-entry-link-start text:style-name="Index_20_Link"/>
            <text:index-entry-text/>
            <text:index-entry-tab-stop style:type="right" style:leader-char=" "/>
            <text:index-entry-link-end/>
          </text:table-of-content-entry-template>
          <text:table-of-content-entry-template text:outline-level="4" text:style-name="ToC_20_Level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8"><text:a xlink:type="simple" xlink:href="#__RefHeading___Toc9135_1756266335" text:style-name="Index_20_Link" text:visited-style-name="Index_20_Link">Introduction<text:tab/>3</text:a></text:p>
          <text:p text:style-name="P47"><text:a xlink:type="simple" xlink:href="#__RefHeading___Toc5923_1678341503" text:style-name="Index_20_Link" text:visited-style-name="Index_20_Link">Even more fun text.<text:tab/></text:a></text:p>
          <text:p text:style-name="P47"><text:a xlink:type="simple" xlink:href="#__RefHeading___Toc5925_1678341503" text:style-name="Index_20_Link" text:visited-style-name="Index_20_Link">Yes, still more fun.<text:tab/></text:a></text:p>
          <text:p text:style-name="P47"><text:a xlink:type="simple" xlink:href="#__RefHeading___Toc9137_1756266335" text:style-name="Index_20_Link" text:visited-style-name="Index_20_Link">Part 1<text:tab/></text:a></text:p>
          <text:p text:style-name="P48"><text:a xlink:type="simple" xlink:href="#__RefHeading___Toc9139_1756266335" text:style-name="Index_20_Link" text:visited-style-name="Index_20_Link">Parting the One<text:tab/>4</text:a></text:p>
          <text:p text:style-name="P47"><text:a xlink:type="simple" xlink:href="#__RefHeading___Toc10154_1756266335" text:style-name="Index_20_Link" text:visited-style-name="Index_20_Link">Chapter 1<text:tab/></text:a></text:p>
          <text:p text:style-name="P48"><text:a xlink:type="simple" xlink:href="#__RefHeading___Toc10156_1756266335" text:style-name="Index_20_Link" text:visited-style-name="Index_20_Link">Doing something<text:tab/>5</text:a></text:p>
        </text:index-body>
      </text:table-of-content>
      <text:h text:style-name="P37" text:outline-level="1"/>
      <text:h text:style-name="P32" text:outline-level="4"><text:bookmark-start text:name="__RefHeading___Toc9135_1756266335"/>Introduction<text:bookmark-end text:name="__RefHeading___Toc9135_1756266335"/></text:h>
      <text:p text:style-name="Text_20_body"><text:span text:style-name="T22">Some fun text</text:span>.</text:p>
      <text:h text:style-name="P38" text:outline-level="1"><text:bookmark-start text:name="__RefHeading___Toc5923_1678341503"/><text:span text:style-name="T22">Even more fun text</text:span><text:span text:style-name="T8">.</text:span><text:bookmark-end text:name="__RefHeading___Toc5923_1678341503"/></text:h>
      <text:h text:style-name="P45" text:outline-level="1"><text:bookmark-start text:name="__RefHeading___Toc5925_1678341503"/>Yes, still more fun.<text:bookmark-end text:name="__RefHeading___Toc5925_1678341503"/></text:h>
      <text:h text:style-name="P33" text:outline-level="1"><text:bookmark-start text:name="__RefHeading___Toc9137_1756266335"/>Part 1<text:bookmark-end text:name="__RefHeading___Toc9137_1756266335"/></text:h>
      <text:h text:style-name="P35" text:outline-level="2"><text:bookmark-start text:name="__RefHeading___Toc9139_1756266335"/>Parting the One<text:bookmark-end text:name="__RefHeading___Toc9139_1756266335"/></text:h>
      <text:p text:style-name="Quotations">“<text:span text:style-name="T22">Quotes are awesome</text:span>” -Abraham Lincoln</text:p>
      <text:p text:style-name="P43"><text:span text:style-name="T22">Be superb</text:span><text:span text:style-name="T20">.</text:span></text:p>
      <text:p text:style-name="P43"/>
      <text:h text:style-name="P24" text:outline-level="3"><text:bookmark-start text:name="__RefHeading___Toc10154_1756266335"/>Chapter 1<text:bookmark-end text:name="__RefHeading___Toc10154_1756266335"/></text:h>
      <text:h text:style-name="P31" text:outline-level="4"><text:bookmark-start text:name="__RefHeading___Toc10156_1756266335"/>Doing something<text:bookmark-end text:name="__RefHeading___Toc10156_1756266335"/></text:h>
      <text:p text:style-name="P44"><text:span text:style-name="T23">In many </text:span><text:span text:style-name="T22">situations, you need to actually do something</text:span><text:span text:style-name="T23">.</text:span></text:p>
      <text:p text:style-name="P4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reeSerif" svg:font-family="FreeSerif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1701in" fo:margin-bottom="0in" loext:contextual-spacing="false"/>
      <style:text-properties fo:color="#2a6099" fo:font-size="120%" fo:font-weight="bold" style:font-size-asian="130%" style:font-weight-asian="bold" style:font-size-complex="130%" style:font-weight-complex="600"/>
    </style:style>
    <style:style style:name="Heading_20_1_20_no_20_TOC" style:display-name="Heading 1 no TOC" style:family="paragraph" style:parent-style-name="Heading_20_1" style:next-style-name="Text_20_body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hapter_20_Title" style:display-name="Chapter Title" style:family="paragraph" style:parent-style-name="Heading_20_1" style:next-style-name="Text_20_body" style:default-outline-level="4" style:master-page-name="">
      <style:paragraph-properties fo:margin-top="0.1701in" fo:margin-bottom="0.0799in" loext:contextual-spacing="false" fo:text-align="center" style:justify-single-word="false" style:page-number="auto" fo:padding="0.0201in" fo:border="0.31pt dotted #000000"/>
      <style:text-properties fo:color="#000000" style:font-name="FreeSerif" fo:font-family="FreeSerif" style:font-style-name="Bold" style:font-family-generic="roman" style:font-pitch="variable" fo:font-size="170%" style:font-weight-complex="600"/>
    </style:style>
    <style:style style:name="Chapter_20_Number" style:display-name="Chapter Number" style:family="paragraph" style:parent-style-name="Heading_20_1" style:next-style-name="Chapter_20_Title" style:default-outline-level="3" style:master-page-name="">
      <loext:graphic-properties draw:fill="solid" draw:fill-color="#ffffff"/>
      <style:paragraph-properties fo:text-align="center" style:justify-single-word="false" style:page-number="auto" fo:background-color="#ffffff"/>
      <style:text-properties fo:color="#666666" style:font-name="Liberation Serif1" fo:font-family="'Liberation Serif'" style:font-style-name="Bold" style:font-family-generic="roman" style:font-pitch="variable" style:font-weight-complex="60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Part_20_Title" style:display-name="Part Title" style:family="paragraph" style:parent-style-name="Chapter_20_Title" style:next-style-name="Text_20_body" style:default-outline-level="2">
      <style:paragraph-properties fo:padding="0.0201in" fo:border="2.55pt solid #000000"/>
      <style:text-properties fo:font-size="170%"/>
    </style:style>
    <style:style style:name="Part_20_Number" style:display-name="Part Number" style:family="paragraph" style:parent-style-name="Chapter_20_Number" style:next-style-name="Part_20_Title" style:default-outline-level="1">
      <style:text-properties fo:font-size="170%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oC_20_Level_20_1" style:display-name="ToC Level 1" style:family="paragraph" style:parent-style-name="Index">
      <style:text-properties fo:font-size="14pt" fo:font-weight="bold"/>
    </style:style>
    <style:style style:name="ToC_20_Level_20_2" style:display-name="ToC Level 2" style:family="paragraph" style:parent-style-name="ToC_20_Level_20_1">
      <style:paragraph-properties fo:margin-top="0in" fo:margin-bottom="0.1402in" loext:contextual-spacing="false"/>
      <style:text-properties fo:font-size="12pt" fo:font-weight="normal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29T21:18:24.012358987</meta:creation-date>
    <meta:generator>LibreOffice/6.4.2.2$Linux_X86_64 LibreOffice_project/470efa65018866d4eccd0320fc85de07297c8d71</meta:generator>
    <dc:date>2020-03-31T12:35:33.809385998</dc:date>
    <meta:editing-duration>PT3H49M47S</meta:editing-duration>
    <meta:editing-cycles>72</meta:editing-cycles>
    <meta:document-statistic meta:table-count="0" meta:image-count="0" meta:object-count="0" meta:page-count="5" meta:paragraph-count="22" meta:word-count="66" meta:character-count="367" meta:non-whitespace-character-count="319"/>
  </office:meta>
</office:document-meta>
</file>